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font-size="13pt" style:text-underline-style="none" fo:font-weight="bold" officeooo:rsid="00067c01" officeooo:paragraph-rsid="0013dff4" style:font-size-asian="13pt" style:font-weight-asian="bold" style:font-size-complex="13pt" style:font-weight-complex="bold"/>
    </style:style>
    <style:style style:name="P2" style:family="paragraph" style:parent-style-name="Standard" style:list-style-name="L1">
      <style:text-properties fo:font-size="13pt" style:text-underline-style="none" fo:font-weight="bold" officeooo:rsid="001833a3" officeooo:paragraph-rsid="001a3d5b" style:font-size-asian="13pt" style:font-weight-asian="bold" style:font-size-complex="13pt" style:font-weight-complex="bold"/>
    </style:style>
    <style:style style:name="P3" style:family="paragraph" style:parent-style-name="Standard">
      <style:text-properties fo:font-size="13pt" style:text-underline-style="none" fo:font-weight="normal" officeooo:rsid="00067c01" officeooo:paragraph-rsid="0013dff4" style:font-size-asian="13pt" style:font-weight-asian="normal" style:font-size-complex="13pt" style:font-weight-complex="normal"/>
    </style:style>
    <style:style style:name="P4" style:family="paragraph" style:parent-style-name="Standard">
      <style:text-properties fo:font-size="13pt" style:text-underline-style="none" fo:font-weight="normal" officeooo:rsid="001a1a09" officeooo:paragraph-rsid="001a1a09" style:font-size-asian="13pt" style:font-weight-asian="normal" style:font-size-complex="13pt" style:font-weight-complex="normal"/>
    </style:style>
    <style:style style:name="P5" style:family="paragraph" style:parent-style-name="Standard">
      <style:text-properties fo:font-size="13pt" style:text-underline-style="none" fo:font-weight="normal" officeooo:rsid="001a1a09" officeooo:paragraph-rsid="001a3d5b" style:font-size-asian="13pt" style:font-weight-asian="normal" style:font-size-complex="13pt" style:font-weight-complex="normal"/>
    </style:style>
    <style:style style:name="P6" style:family="paragraph" style:parent-style-name="Standard">
      <style:text-properties fo:font-size="13pt" style:font-size-asian="13pt" style:font-size-complex="13pt"/>
    </style:style>
    <style:style style:name="P7" style:family="paragraph" style:parent-style-name="Standard">
      <style:text-properties fo:font-size="13pt" officeooo:rsid="00067c01" officeooo:paragraph-rsid="0013dff4" style:font-size-asian="13pt" style:font-size-complex="13pt"/>
    </style:style>
    <style:style style:name="P8" style:family="paragraph" style:parent-style-name="Standard">
      <style:paragraph-properties fo:text-align="center" style:justify-single-word="false"/>
      <style:text-properties fo:font-size="15pt" style:text-underline-style="solid" style:text-underline-width="auto" style:text-underline-color="font-color" fo:font-weight="bold" officeooo:rsid="00067c01" officeooo:paragraph-rsid="0013dff4" style:font-size-asian="15pt" style:font-weight-asian="bold" style:font-size-complex="15pt" style:font-weight-complex="bold"/>
    </style:style>
    <style:style style:name="P9" style:family="paragraph" style:parent-style-name="Standard">
      <style:text-properties officeooo:paragraph-rsid="001551da"/>
    </style:style>
    <style:style style:name="P10" style:family="paragraph" style:parent-style-name="Standard">
      <style:text-properties officeooo:rsid="0016e68d" officeooo:paragraph-rsid="0016e68d"/>
    </style:style>
    <style:style style:name="P11" style:family="paragraph" style:parent-style-name="Standard" style:list-style-name="L1">
      <style:text-properties officeooo:rsid="0016e68d" officeooo:paragraph-rsid="0016e68d"/>
    </style:style>
    <style:style style:name="P12" style:family="paragraph" style:parent-style-name="Standard" style:list-style-name="L1">
      <style:text-properties officeooo:rsid="0016e68d" officeooo:paragraph-rsid="001a3d5b"/>
    </style:style>
    <style:style style:name="P13" style:family="paragraph" style:parent-style-name="Standard" style:list-style-name="L1">
      <style:text-properties fo:font-weight="bold" officeooo:rsid="001833a3" officeooo:paragraph-rsid="001833a3" style:font-weight-asian="bold" style:font-weight-complex="bold"/>
    </style:style>
    <style:style style:name="P14" style:family="paragraph" style:parent-style-name="Standard" style:list-style-name="L1">
      <style:text-properties fo:font-weight="bold" officeooo:rsid="001833a3" officeooo:paragraph-rsid="001a3d5b" style:font-weight-asian="bold" style:font-weight-complex="bold"/>
    </style:style>
    <style:style style:name="P15" style:family="paragraph" style:parent-style-name="Standard" style:list-style-name="L1">
      <style:text-properties fo:font-weight="bold" officeooo:rsid="001833a3" officeooo:paragraph-rsid="001bbc9d" style:font-weight-asian="bold" style:font-weight-complex="bold"/>
    </style:style>
    <style:style style:name="P16" style:family="paragraph" style:parent-style-name="Standard">
      <style:text-properties fo:font-weight="bold" officeooo:rsid="001833a3" officeooo:paragraph-rsid="001833a3" style:font-weight-asian="bold" style:font-weight-complex="bold"/>
    </style:style>
    <style:style style:name="P17" style:family="paragraph" style:parent-style-name="Standard" style:list-style-name="L1">
      <style:text-properties officeooo:paragraph-rsid="0017bd72"/>
    </style:style>
    <style:style style:name="P18" style:family="paragraph" style:parent-style-name="Standard" style:list-style-name="L1">
      <style:text-properties officeooo:paragraph-rsid="001a3d5b"/>
    </style:style>
    <style:style style:name="P19" style:family="paragraph" style:parent-style-name="Standard">
      <style:text-properties style:text-position="0% 100%" fo:font-size="13pt" style:text-underline-style="none" fo:font-weight="normal" officeooo:rsid="001a1a09" officeooo:paragraph-rsid="001a1a09" style:font-size-asian="13pt" style:font-weight-asian="normal" style:font-size-complex="13pt" style:font-weight-complex="normal"/>
    </style:style>
    <style:style style:name="P20" style:family="paragraph" style:parent-style-name="Standard">
      <style:text-properties style:text-position="0% 100%" fo:font-size="13pt" style:text-underline-style="none" fo:font-weight="normal" officeooo:rsid="001a1a09" officeooo:paragraph-rsid="001a3d5b" style:font-size-asian="13pt" style:font-weight-asian="normal" style:font-size-complex="13pt" style:font-weight-complex="normal"/>
    </style:style>
    <style:style style:name="P21" style:family="paragraph" style:parent-style-name="Standard">
      <style:text-properties style:text-position="0% 100%" fo:font-size="13pt" style:text-underline-style="none" fo:font-weight="normal" officeooo:rsid="001a3d5b" officeooo:paragraph-rsid="001a3d5b" style:font-size-asian="13pt" style:font-weight-asian="normal" style:font-size-complex="13pt" style:font-weight-complex="normal"/>
    </style:style>
    <style:style style:name="P22" style:family="paragraph" style:parent-style-name="Standard">
      <style:text-properties officeooo:rsid="001a3d5b" officeooo:paragraph-rsid="001a3d5b"/>
    </style:style>
    <style:style style:name="P23" style:family="paragraph">
      <loext:graphic-properties draw:fill-color="#000000"/>
      <style:paragraph-properties fo:text-align="center"/>
    </style:style>
    <style:style style:name="T1" style:family="text">
      <style:text-properties style:text-underline-style="solid" style:text-underline-width="auto" style:text-underline-color="font-color" fo:font-weight="bold" style:font-weight-asian="bold" style:font-weight-complex="bold"/>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bold" style:font-weight-asian="bold" style:font-weight-complex="bold"/>
    </style:style>
    <style:style style:name="T4" style:family="text">
      <style:text-properties officeooo:rsid="001551da"/>
    </style:style>
    <style:style style:name="T5" style:family="text">
      <style:text-properties fo:font-size="13pt" style:text-underline-style="none" fo:font-weight="normal" officeooo:rsid="001551da" style:font-size-asian="13pt" style:font-weight-asian="normal" style:font-size-complex="13pt" style:font-weight-complex="normal"/>
    </style:style>
    <style:style style:name="T6" style:family="text">
      <style:text-properties fo:font-size="13pt" style:text-underline-style="none" fo:font-weight="bold" officeooo:rsid="001551da" style:font-size-asian="13pt" style:font-weight-asian="bold" style:font-size-complex="13pt" style:font-weight-complex="bold"/>
    </style:style>
    <style:style style:name="T7" style:family="text">
      <style:text-properties fo:font-weight="bold" style:font-weight-asian="bold" style:font-weight-complex="bold"/>
    </style:style>
    <style:style style:name="T8" style:family="text">
      <style:text-properties fo:font-weight="bold" officeooo:rsid="0017bd72" style:font-weight-asian="bold" style:font-weight-complex="bold"/>
    </style:style>
    <style:style style:name="T9" style:family="text">
      <style:text-properties fo:font-weight="bold" officeooo:rsid="0016e68d" style:font-weight-asian="bold" style:font-weight-complex="bold"/>
    </style:style>
    <style:style style:name="T10" style:family="text">
      <style:text-properties fo:font-weight="bold" officeooo:rsid="001a3d5b" style:font-weight-asian="bold" style:font-weight-complex="bold"/>
    </style:style>
    <style:style style:name="T11" style:family="text">
      <style:text-properties fo:font-weight="normal" style:font-weight-asian="normal" style:font-weight-complex="normal"/>
    </style:style>
    <style:style style:name="T12" style:family="text">
      <style:text-properties fo:font-weight="normal" officeooo:rsid="0017bd72" style:font-weight-asian="normal" style:font-weight-complex="normal"/>
    </style:style>
    <style:style style:name="T13" style:family="text">
      <style:text-properties fo:font-weight="normal" officeooo:rsid="0016e68d" style:font-weight-asian="normal" style:font-weight-complex="normal"/>
    </style:style>
    <style:style style:name="T14" style:family="text">
      <style:text-properties fo:font-weight="normal" officeooo:rsid="001bbc9d" style:font-weight-asian="normal" style:font-weight-complex="normal"/>
    </style:style>
    <style:style style:name="T15" style:family="text">
      <style:text-properties officeooo:rsid="0017bd72"/>
    </style:style>
    <style:style style:name="T16" style:family="text">
      <style:text-properties fo:font-style="normal" style:font-style-asian="normal" style:font-style-complex="normal"/>
    </style:style>
    <style:style style:name="T17" style:family="text">
      <style:text-properties style:text-position="super 58%"/>
    </style:style>
    <style:style style:name="T18" style:family="text">
      <style:text-properties style:text-position="super 58%" officeooo:rsid="001a3d5b"/>
    </style:style>
    <style:style style:name="T19" style:family="text">
      <style:text-properties officeooo:rsid="001a3d5b"/>
    </style:style>
    <style:style style:name="T20" style:family="text">
      <style:text-properties officeooo:rsid="001bbc9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fill-color="#000000"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DSA Lab Report</text:p>
      <text:p text:style-name="P8"/>
      <text:p text:style-name="P7"><text:span text:style-name="T1">Name</text:span>: Koustav Dhar <text:span text:style-name="T1">Roll No.</text:span><text:span text:style-name="T2">:</text:span> 001910501022 <text:span text:style-name="T1">Class</text:span>: BCSE II <text:span text:style-name="T1">Sem</text:span>: First <text:span text:style-name="T1">Session</text:span>: 2020-21</text:p>
      <text:p text:style-name="P7"><draw:line text:anchor-type="paragraph" draw:z-index="0" draw:name="Shape1" draw:style-name="gr1" draw:text-style-name="P23" svg:x1="-0.325cm" svg:y1="0.437cm" svg:x2="17.296cm" svg:y2="0.49cm"><text:p/></draw:line></text:p>
      <text:p text:style-name="P7"/>
      <text:p text:style-name="P3"><text:span text:style-name="T1">Assignment Set</text:span>: <text:span text:style-name="T4">2</text:span></text:p>
      <text:p text:style-name="P3"><text:span text:style-name="T1">Problem No.</text:span>: <text:span text:style-name="T4">3</text:span></text:p>
      <text:p text:style-name="P3"/>
      <text:p text:style-name="P3"><text:span text:style-name="T1">Problem Statement</text:span>:</text:p>
      <text:p text:style-name="P6">Define an ADT for List.Write C data structure representation and functions for the operations on the List in a Header file with array as the base data structure.Write a menu-driven main program in a separate file for testing the different operations and include the above header file.Two data structures with and without using sentinels in arrays are to be implemented.</text:p>
      <text:p text:style-name="P6"/>
      <text:p text:style-name="P3"><text:span text:style-name="T1">Solution Approach</text:span>:</text:p>
      <text:p text:style-name="P9"><text:span text:style-name="T6">List ADT</text:span><text:span text:style-name="T5">: </text:span>List <text:span text:style-name="T4">is </text:span>an ordered collection of items of some element type E. <text:span text:style-name="T4">T</text:span>he objects are <text:span text:style-name="T4">not </text:span>in <text:span text:style-name="Emphasis">sorted</text:span> order, it just means that each object has a <text:span text:style-name="Emphasis"><text:span text:style-name="T16">position</text:span></text:span> in the List, starting with position zero.</text:p>
      <text:p text:style-name="P10">We are implementing List using arrays, with and without using sentinels. We have some of the functions for the List ADT listed as follows: </text:p>
      <text:list xml:id="list2658865430" text:style-name="L1">
        <text:list-item>
          <text:p text:style-name="P11"><text:span text:style-name="T3">init_list (List l)</text:span>: function to initialize an empty list, initializes all elements as 0, and sets the beginning as the end, i.e. length of the list as 0.</text:p>
        </text:list-item>
        <text:list-item>
          <text:p text:style-name="P17"><text:span text:style-name="T9">length_list (List l)</text:span><text:span text:style-name="T13">: </text:span><text:span text:style-name="T12">function to return the number of elements present in the list.</text:span></text:p>
        </text:list-item>
        <text:list-item>
          <text:p text:style-name="P17"><text:span text:style-name="T8">g</text:span><text:span text:style-name="T7">et_ith (List l, int i)</text:span><text:span text:style-name="T11">: </text:span><text:span text:style-name="T12">function to get the i’th value of the list, given i is a valid index.</text:span></text:p>
        </text:list-item>
        <text:list-item>
          <text:p text:style-name="P13"><text:span text:style-name="T15">r</text:span>ead_list (List l)<text:span text:style-name="T11">: fiunction to display the list in original order or reverse order, depending on the choice of user.</text:span></text:p>
        </text:list-item>
        <text:list-item>
          <text:p text:style-name="P13">update_ith (List l, int i, newval)<text:span text:style-name="T11">: function to update the value of i’th index to newval, given i is a valid index.</text:span></text:p>
        </text:list-item>
        <text:list-item>
          <text:p text:style-name="P13">insert_ith (List l, int i, val)<text:span text:style-name="T11">: function to insert a value at i’th index in the list, given i is a valid index and there’s space to insert an element in the array in which the list is maintained.</text:span></text:p>
        </text:list-item>
        <text:list-item>
          <text:p text:style-name="P13">delete_ith (List l, int i)<text:span text:style-name="T11">: function to remove the value at i’th index from the list, given i is a valid index and the list isn’t empty.</text:span></text:p>
        </text:list-item>
        <text:list-item>
          <text:p text:style-name="P13">search (List l, val)<text:span text:style-name="T11">: function to search for a value in the given list, returns true if the value is present in the given list, else false. </text:span></text:p>
        </text:list-item>
      </text:list>
      <text:p text:style-name="P16"><text:span text:style-name="T11">The above mentioned functions are made for both types and defined in separate header files, and a menu-driven C program is made for the user to interact and use the List ADT.</text:span></text:p>
      <text:p text:style-name="P3"/>
      <text:p text:style-name="P3"><text:span text:style-name="T1">Structured Pseudocode</text:span>:</text:p>
      <text:p text:style-name="P4"><text:span text:style-name="T7">For List ADT using Array with Sentinel:</text:span> </text:p>
      <text:p text:style-name="P4">max = 100</text:p>
      <text:p text:style-name="P4">sentinel = -2*10<text:span text:style-name="T17">9</text:span></text:p>
      <text:p text:style-name="P19"/>
      <text:p text:style-name="P19">STRUCT List:</text:p>
      <text:p text:style-name="P19"><text:tab/>elements[max]</text:p>
      <text:p text:style-name="P19">END</text:p>
      <text:p text:style-name="P19"/>
      <text:p text:style-name="P19">FUNCTION init_list (List l):</text:p>
      <text:p text:style-name="P19"><text:tab/>FOR i in 0 to max – 1:</text:p>
      <text:p text:style-name="P19"><text:tab/><text:tab/>l.elements[i] = 0</text:p>
      <text:p text:style-name="P19"><text:soft-page-break/><text:tab/>l.elements[0] = sentinel</text:p>
      <text:p text:style-name="P19"/>
      <text:p text:style-name="P19">FUNCTION length_list (List l): </text:p>
      <text:p text:style-name="P19"><text:tab/>len = 0</text:p>
      <text:p text:style-name="P19"><text:tab/><text:span text:style-name="T19">WHILE</text:span> len &lt; max and l.elements[len] != sentinel:</text:p>
      <text:p text:style-name="P19"><text:tab/><text:tab/>len = len + 1</text:p>
      <text:p text:style-name="P19"><text:tab/><text:span text:style-name="T19">RETURN</text:span> len</text:p>
      <text:p text:style-name="P19"/>
      <text:p text:style-name="P19">FUNCTION get_ith (List l, i):</text:p>
      <text:p text:style-name="P19"><text:tab/>len = length_list(l)</text:p>
      <text:p text:style-name="P19"><text:tab/>i = i – 1</text:p>
      <text:p text:style-name="P19"><text:tab/><text:span text:style-name="T19">IF</text:span> i &gt;= 0 and i &lt; len:</text:p>
      <text:p text:style-name="P19"><text:tab/><text:tab/><text:span text:style-name="T19">RETURN</text:span> l.elements[i]</text:p>
      <text:p text:style-name="P19"><text:tab/><text:span text:style-name="T19">ELSE</text:span>:</text:p>
      <text:p text:style-name="P19"><text:tab/><text:tab/>OUTPUT out of bounds error</text:p>
      <text:p text:style-name="P19"><text:tab/><text:tab/><text:span text:style-name="T19">RETURN</text:span> sentinel</text:p>
      <text:p text:style-name="P19"/>
      <text:p text:style-name="P19">FUNCTION read_list (List l):</text:p>
      <text:p text:style-name="P19"><text:tab/>len = length_list(l)</text:p>
      <text:p text:style-name="P19"><text:tab/>INPUT choice</text:p>
      <text:p text:style-name="P19"><text:tab/>IF choice is original order:</text:p>
      <text:p text:style-name="P19"><text:tab/><text:tab/>FOR i in 0 to <text:span text:style-name="T19">len</text:span> – 1:</text:p>
      <text:p text:style-name="P19"><text:tab/><text:tab/><text:tab/>OUTPUT l.elements[i]</text:p>
      <text:p text:style-name="P19"><text:tab/>ELSE </text:p>
      <text:p text:style-name="P19"><text:tab/><text:tab/>FOR i in <text:span text:style-name="T19">len</text:span> – 1 to 0:</text:p>
      <text:p text:style-name="P19"><text:tab/><text:tab/><text:tab/>OUTPUT l.elements[i]</text:p>
      <text:p text:style-name="P19"/>
      <text:p text:style-name="P19">FUNCTION update_ith (List l, i, newval):</text:p>
      <text:p text:style-name="P19"><text:tab/>len = length_list(l)</text:p>
      <text:p text:style-name="P19"><text:tab/>i = i – 1</text:p>
      <text:p text:style-name="P19"><text:tab/>IF i &gt;= 0 and i &lt; len:</text:p>
      <text:p text:style-name="P19"><text:tab/><text:tab/>l.elements[i] = newval</text:p>
      <text:p text:style-name="P19"><text:tab/>ELSE</text:p>
      <text:p text:style-name="P19"><text:tab/><text:tab/>OUTPUT out of bounds error</text:p>
      <text:p text:style-name="P19"/>
      <text:p text:style-name="P19">FUNCTION insert_ith (List l, i, val):</text:p>
      <text:p text:style-name="P19"><text:tab/>len = length_list(l)</text:p>
      <text:p text:style-name="P19"><text:tab/>IF len == max – 1:</text:p>
      <text:p text:style-name="P19"><text:tab/><text:tab/>OUTPUT overflow error</text:p>
      <text:p text:style-name="P19"><text:tab/>ELSE IF i &gt;= 1 and i &lt;= len + 1:</text:p>
      <text:p text:style-name="P19"><text:tab/><text:tab/>i = i – 1</text:p>
      <text:p text:style-name="P19"><text:tab/><text:tab/>FOR j in len to i + 1:</text:p>
      <text:p text:style-name="P19"><text:tab/><text:tab/><text:tab/>l.elements[j] = l.elements[j – 1]</text:p>
      <text:p text:style-name="P19"><text:tab/><text:tab/>l.elements[i] = val</text:p>
      <text:p text:style-name="P19"><text:tab/><text:tab/>l.elements[len + 1] = sentinel</text:p>
      <text:p text:style-name="P19"><text:tab/>ELSE</text:p>
      <text:p text:style-name="P19"><text:tab/><text:tab/>OUTPUT out of bounds error</text:p>
      <text:p text:style-name="P19"/>
      <text:p text:style-name="P21"><text:soft-page-break/>FUNCTION delete_ith (List l, i):</text:p>
      <text:p text:style-name="P21"><text:tab/>len = length_list(l)</text:p>
      <text:p text:style-name="P21"><text:tab/>IF i &gt;= 1 and i &lt;= len:</text:p>
      <text:p text:style-name="P21"><text:tab/><text:tab/>i = i – 1</text:p>
      <text:p text:style-name="P21"><text:tab/><text:tab/>FOR j in i to len – 1:</text:p>
      <text:p text:style-name="P21"><text:tab/><text:tab/><text:tab/>l.elements[j] = l.elements[j + 1]</text:p>
      <text:p text:style-name="P21"><text:tab/>ELSE</text:p>
      <text:p text:style-name="P21"><text:tab/><text:tab/>OUTPUT out of bounds error</text:p>
      <text:p text:style-name="P21"/>
      <text:p text:style-name="P21">FUNCTION search (List l, val):</text:p>
      <text:p text:style-name="P21"><text:tab/>len = length_list(l)</text:p>
      <text:p text:style-name="P21"><text:tab/>FOR i in 0 to len – 1:</text:p>
      <text:p text:style-name="P21"><text:tab/><text:tab/>IF l.elements[i] == val:</text:p>
      <text:p text:style-name="P21"><text:tab/><text:tab/><text:tab/>RETURN true</text:p>
      <text:p text:style-name="P21"><text:tab/>RETURN false</text:p>
      <text:p text:style-name="P21"/>
      <text:p text:style-name="P20"><text:span text:style-name="T7">For List ADT using Array with</text:span><text:span text:style-name="T10">out</text:span><text:span text:style-name="T7"> Sentinel:</text:span> </text:p>
      <text:p text:style-name="P5">max = 100</text:p>
      <text:p text:style-name="P20"/>
      <text:p text:style-name="P20">STRUCT List<text:span text:style-name="T19">NS</text:span>:</text:p>
      <text:p text:style-name="P20"><text:tab/><text:span text:style-name="T19">length</text:span></text:p>
      <text:p text:style-name="P20"><text:tab/>elements[max]</text:p>
      <text:p text:style-name="P20">END</text:p>
      <text:p text:style-name="P20"/>
      <text:p text:style-name="P20">FUNCTION init_list<text:span text:style-name="T19">NS</text:span> (List<text:span text:style-name="T19">NS</text:span> l):</text:p>
      <text:p text:style-name="P20"><text:tab/>FOR i in 0 to max – 1:</text:p>
      <text:p text:style-name="P20"><text:tab/><text:tab/>l.elements[i] = 0</text:p>
      <text:p text:style-name="P20"><text:tab/>l.<text:span text:style-name="T19">length = 0</text:span></text:p>
      <text:p text:style-name="P20"/>
      <text:p text:style-name="P20">FUNCTION length_list<text:span text:style-name="T19">NS</text:span> (List<text:span text:style-name="T19">NS</text:span> l): </text:p>
      <text:p text:style-name="P20"><text:tab/><text:span text:style-name="T19">RETURN l.length</text:span></text:p>
      <text:p text:style-name="P20"/>
      <text:p text:style-name="P20">FUNCTION get_ith<text:span text:style-name="T19">NS</text:span> (List<text:span text:style-name="T19">NS</text:span> l, i):</text:p>
      <text:p text:style-name="P20"><text:tab/>len = l.<text:span text:style-name="T20">length</text:span></text:p>
      <text:p text:style-name="P20"><text:tab/>i = i – 1</text:p>
      <text:p text:style-name="P20"><text:tab/><text:span text:style-name="T19">IF</text:span> i &gt;= 0 and i &lt; len:</text:p>
      <text:p text:style-name="P20"><text:tab/><text:tab/><text:span text:style-name="T19">RETURN</text:span> l.elements[i]</text:p>
      <text:p text:style-name="P20"><text:tab/><text:span text:style-name="T19">ELSE</text:span>:</text:p>
      <text:p text:style-name="P20"><text:tab/><text:tab/>OUTPUT out of bounds error</text:p>
      <text:p text:style-name="P20"><text:tab/><text:tab/><text:span text:style-name="T19">RETURN</text:span> -<text:span text:style-name="T19">2*10</text:span><text:span text:style-name="T18">9</text:span></text:p>
      <text:p text:style-name="P20"/>
      <text:p text:style-name="P20">FUNCTION read_list<text:span text:style-name="T19">NS</text:span> (List<text:span text:style-name="T19">NS</text:span> l):</text:p>
      <text:p text:style-name="P20"><text:tab/>len = length_list<text:span text:style-name="T19">NS</text:span>(l)</text:p>
      <text:p text:style-name="P20"><text:tab/>INPUT choice</text:p>
      <text:p text:style-name="P20"><text:tab/>IF choice is original order:</text:p>
      <text:p text:style-name="P20"><text:tab/><text:tab/>FOR i in 0 to <text:span text:style-name="T19">len</text:span> – 1:</text:p>
      <text:p text:style-name="P20"><text:tab/><text:tab/><text:tab/>OUTPUT l.elements[i]</text:p>
      <text:p text:style-name="P20"><text:tab/>ELSE </text:p>
      <text:p text:style-name="P20"><text:soft-page-break/><text:tab/><text:tab/>FOR i in <text:span text:style-name="T19">len </text:span>– 1 to 0:</text:p>
      <text:p text:style-name="P20"><text:tab/><text:tab/><text:tab/>OUTPUT l.elements[i]</text:p>
      <text:p text:style-name="P20"/>
      <text:p text:style-name="P20">FUNCTION update_ith<text:span text:style-name="T19">NS</text:span> (List<text:span text:style-name="T19">NS</text:span> l, i, newval):</text:p>
      <text:p text:style-name="P20"><text:tab/>len = <text:span text:style-name="T20">l.length</text:span></text:p>
      <text:p text:style-name="P20"><text:tab/>i = i – 1</text:p>
      <text:p text:style-name="P20"><text:tab/>IF i &gt;= 0 and i &lt; len:</text:p>
      <text:p text:style-name="P20"><text:tab/><text:tab/>l.elements[i] = newval</text:p>
      <text:p text:style-name="P20"><text:tab/>ELSE</text:p>
      <text:p text:style-name="P20"><text:tab/><text:tab/>OUTPUT out of bounds error</text:p>
      <text:p text:style-name="P20"/>
      <text:p text:style-name="P20">FUNCTION insert_ith<text:span text:style-name="T19">NS</text:span> (List<text:span text:style-name="T19">NS</text:span> l, i, val):</text:p>
      <text:p text:style-name="P20"><text:tab/>len = length_list<text:span text:style-name="T19">NS</text:span>(l)</text:p>
      <text:p text:style-name="P20"><text:tab/>IF len == max:</text:p>
      <text:p text:style-name="P20"><text:tab/><text:tab/>OUTPUT overflow error</text:p>
      <text:p text:style-name="P20"><text:tab/>ELSE IF i &gt;= 1 and i &lt;= len + 1:</text:p>
      <text:p text:style-name="P20"><text:tab/><text:tab/>i = i – 1</text:p>
      <text:p text:style-name="P20"><text:tab/><text:tab/>FOR j in len to i + 1:</text:p>
      <text:p text:style-name="P20"><text:tab/><text:tab/><text:tab/>l.elements[j] = l.elements[j – 1]</text:p>
      <text:p text:style-name="P20"><text:tab/><text:tab/>l.elements[i] = val</text:p>
      <text:p text:style-name="P20"><text:tab/><text:tab/><text:span text:style-name="T19">l.length = l.length + 1</text:span></text:p>
      <text:p text:style-name="P20"><text:tab/>ELSE</text:p>
      <text:p text:style-name="P20"><text:tab/><text:tab/>OUTPUT out of bounds error</text:p>
      <text:p text:style-name="P20"/>
      <text:p text:style-name="P21">FUNCTION delete_ithNS (ListNS l, i):</text:p>
      <text:p text:style-name="P21"><text:tab/>len = length_listNS(l)</text:p>
      <text:p text:style-name="P21"><text:tab/>IF i &gt;= 1 and i &lt;= len:</text:p>
      <text:p text:style-name="P21"><text:tab/><text:tab/>i = i – 1</text:p>
      <text:p text:style-name="P21"><text:tab/><text:tab/>FOR j in i to len – 1:</text:p>
      <text:p text:style-name="P21"><text:tab/><text:tab/><text:tab/>l.elements[j] = l.elements[j + 1]</text:p>
      <text:p text:style-name="P21"><text:tab/><text:tab/>l.length = l.length – 1</text:p>
      <text:p text:style-name="P21"><text:tab/>ELSE</text:p>
      <text:p text:style-name="P21"><text:tab/><text:tab/>OUTPUT out of bounds error</text:p>
      <text:p text:style-name="P21"/>
      <text:p text:style-name="P21">FUNCTION searchNS (ListNS l, val):</text:p>
      <text:p text:style-name="P21"><text:tab/>len = length_listNS(l)</text:p>
      <text:p text:style-name="P21"><text:tab/>FOR i in 0 to len – 1:</text:p>
      <text:p text:style-name="P21"><text:tab/><text:tab/>IF l.elements[i] == val:</text:p>
      <text:p text:style-name="P21"><text:tab/><text:tab/><text:tab/>RETURN true</text:p>
      <text:p text:style-name="P21"><text:tab/>RETURN false</text:p>
      <text:p text:style-name="P19"/>
      <text:p text:style-name="P3"><text:span text:style-name="T1">Results</text:span>:</text:p>
      <text:p text:style-name="P3"/>
      <text:p text:style-name="P3"><text:span text:style-name="T1">Discussion</text:span>:</text:p>
      <text:p text:style-name="P22">The List ADT is implemented, <text:s/>now we can see how each function is working and how much time they’ll be taking per function call. The functions are as follows:</text:p>
      <text:list xml:id="list170218472371907" text:continue-numbering="true" text:style-name="L1">
        <text:list-item>
          <text:p text:style-name="P12"><text:span text:style-name="T3">init_list (List l)</text:span>: <text:span text:style-name="T20">This initializes the whole array which maintains the list, and hence the complexity of this function will be O(max).</text:span></text:p>
        </text:list-item>
        <text:list-item>
          <text:p text:style-name="P18"><text:soft-page-break/><text:span text:style-name="T9">length_list (List l)</text:span><text:span text:style-name="T13">: </text:span><text:span text:style-name="T14">The complexity for the List ADT without sentinel will be O(1), as the structure contains a member keeping track of the number of elements in the list. On the other hand, for List ADT with sentinel, the complexity will be O(n), as it’ll traverse the whole list till it finds the sentinel.</text:span></text:p>
        </text:list-item>
        <text:list-item>
          <text:p text:style-name="P18"><text:span text:style-name="T8">g</text:span><text:span text:style-name="T7">et_ith (List l, int i)</text:span><text:span text:style-name="T11">: </text:span><text:span text:style-name="T14">The complexity for the List ADT without sentinel will be O(1), whereas for List ADT with sentinel it’ll be O(n), as finding length takes O(n) time.</text:span></text:p>
        </text:list-item>
        <text:list-item>
          <text:p text:style-name="P14"><text:span text:style-name="T15">r</text:span>ead_list (List l)<text:span text:style-name="T11">: </text:span><text:span text:style-name="T14">This function will traverse through the whole list and print it, hence the complexity is O(n).</text:span></text:p>
        </text:list-item>
        <text:list-item>
          <text:p text:style-name="P15">update_ith (List l, int i, newval)<text:span text:style-name="T11">: </text:span><text:span text:style-name="T14">The complexity for the List ADT without sentinel will be O(1), whereas for List ADT with sentinel it’ll be O(n), as finding length takes O(n) time.</text:span></text:p>
        </text:list-item>
        <text:list-item>
          <text:p text:style-name="P14">insert_ith (List l, int i, val)<text:span text:style-name="T11">: </text:span><text:span text:style-name="T14">This function will update all the positions from i to the end, hence in the worst case, <text:s/>it’ll have to traverse all the elements. Hence, the complexity will be O(n).</text:span></text:p>
        </text:list-item>
        <text:list-item>
          <text:p text:style-name="P15">delete_ith (List l, int i)<text:span text:style-name="T11">: </text:span><text:span text:style-name="T14">This function will update all the positions from i to the end, hence in the worst case, <text:s/>it’ll have to traverse all the elements. Hence, the complexity will be O(n). The process is very similar to as the insert.</text:span></text:p>
        </text:list-item>
        <text:list-item>
          <text:p text:style-name="P2">search (List l, val)<text:span text:style-name="T11">: </text:span><text:span text:style-name="T14">Since, the List ADT is not sorted, hence we have to go for Linear search, which takes O(n) time.</text:span></text:p>
        </text:list-item>
      </text:list>
      <text:p text:style-name="P3"/>
      <text:p text:style-name="P3"><text:span text:style-name="T1">Separate files containing commented source code</text:span>:</text:p>
      <text:p text:style-name="P3"/>
      <text:p text:style-name="P3"/>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sans-serif" svg:font-family="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12-16T13:24:41.952323263</meta:creation-date>
    <dc:date>2020-12-16T17:02:16.624254250</dc:date>
    <meta:editing-duration>PT8M14S</meta:editing-duration>
    <meta:editing-cycles>2</meta:editing-cycles>
    <meta:generator>LibreOffice/6.4.6.2$Linux_X86_64 LibreOffice_project/40$Build-2</meta:generator>
    <meta:document-statistic meta:table-count="0" meta:image-count="0" meta:object-count="0" meta:page-count="5" meta:paragraph-count="159" meta:word-count="1214" meta:character-count="6568" meta:non-whitespace-character-count="5335"/>
  </office:meta>
</office:document-meta>
</file>